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p text:style-name="Titre1">Demographie bresilienne</text:p>
      <text:p text:style-name="Meta">Taille: 15 lignes × 3 colonnes</text:p>
      <table:table table:name="Tableau">
        <table:table-row table:style-name="RowComfort">
          <table:table-cell table:style-name="CellHeader">
            <text:p text:style-name="PHeader">Age</text:p>
          </table:table-cell>
          <table:table-cell table:style-name="CellHeader">
            <text:p text:style-name="PHeader">Metiers</text:p>
          </table:table-cell>
          <table:table-cell table:style-name="CellHeader">
            <text:p text:style-name="PHeader">Revenu</text:p>
          </table:table-cell>
        </table:table-row>
        <table:table-row table:style-name="RowComfort">
          <table:table-cell table:style-name="CellBase">
            <text:p text:style-name="PCell">40.0</text:p>
          </table:table-cell>
          <table:table-cell table:style-name="CellBase">
            <text:p text:style-name="PCell">Employé</text:p>
          </table:table-cell>
          <table:table-cell table:style-name="CellBase">
            <text:p text:style-name="PCell">0.6</text:p>
          </table:table-cell>
        </table:table-row>
        <table:table-row table:style-name="RowComfort">
          <table:table-cell table:style-name="CellZebra">
            <text:p text:style-name="PCell">33.6</text:p>
          </table:table-cell>
          <table:table-cell table:style-name="CellZebra">
            <text:p text:style-name="PCell">Agriculteur</text:p>
          </table:table-cell>
          <table:table-cell table:style-name="CellZebra">
            <text:p text:style-name="PCell">0.6</text:p>
          </table:table-cell>
        </table:table-row>
        <table:table-row table:style-name="RowComfort">
          <table:table-cell table:style-name="CellBase">
            <text:p text:style-name="PCell">41.5</text:p>
          </table:table-cell>
          <table:table-cell table:style-name="CellBase">
            <text:p text:style-name="PCell">Ouvrier</text:p>
          </table:table-cell>
          <table:table-cell table:style-name="CellBase">
            <text:p text:style-name="PCell">2.6</text:p>
          </table:table-cell>
        </table:table-row>
        <table:table-row table:style-name="RowComfort">
          <table:table-cell table:style-name="CellZebra">
            <text:p text:style-name="PCell">50.2</text:p>
          </table:table-cell>
          <table:table-cell table:style-name="CellZebra">
            <text:p text:style-name="PCell">Ouvrier</text:p>
          </table:table-cell>
          <table:table-cell table:style-name="CellZebra">
            <text:p text:style-name="PCell">1.3</text:p>
          </table:table-cell>
        </table:table-row>
        <table:table-row table:style-name="RowComfort">
          <table:table-cell table:style-name="CellBase">
            <text:p text:style-name="PCell">32.7</text:p>
          </table:table-cell>
          <table:table-cell table:style-name="CellBase">
            <text:p text:style-name="PCell">Ouvrier</text:p>
          </table:table-cell>
          <table:table-cell table:style-name="CellBase">
            <text:p text:style-name="PCell">0.5</text:p>
          </table:table-cell>
        </table:table-row>
        <table:table-row table:style-name="RowComfort">
          <table:table-cell table:style-name="CellZebra">
            <text:p text:style-name="PCell">32.7</text:p>
          </table:table-cell>
          <table:table-cell table:style-name="CellZebra">
            <text:p text:style-name="PCell">Profession libérale</text:p>
          </table:table-cell>
          <table:table-cell table:style-name="CellZebra">
            <text:p text:style-name="PCell">0.4</text:p>
          </table:table-cell>
        </table:table-row>
        <table:table-row table:style-name="RowComfort">
          <table:table-cell table:style-name="CellBase">
            <text:p text:style-name="PCell">50.8</text:p>
          </table:table-cell>
          <table:table-cell table:style-name="CellBase">
            <text:p text:style-name="PCell">Agriculteur</text:p>
          </table:table-cell>
          <table:table-cell table:style-name="CellBase">
            <text:p text:style-name="PCell">0.8</text:p>
          </table:table-cell>
        </table:table-row>
        <table:table-row table:style-name="RowComfort">
          <table:table-cell table:style-name="CellZebra">
            <text:p text:style-name="PCell">42.7</text:p>
          </table:table-cell>
          <table:table-cell table:style-name="CellZebra">
            <text:p text:style-name="PCell">Employé</text:p>
          </table:table-cell>
          <table:table-cell table:style-name="CellZebra">
            <text:p text:style-name="PCell">0.6</text:p>
          </table:table-cell>
        </table:table-row>
        <table:table-row table:style-name="RowComfort">
          <table:table-cell table:style-name="CellBase">
            <text:p text:style-name="PCell">30.3</text:p>
          </table:table-cell>
          <table:table-cell table:style-name="CellBase">
            <text:p text:style-name="PCell">Employé</text:p>
          </table:table-cell>
          <table:table-cell table:style-name="CellBase">
            <text:p text:style-name="PCell">1.0</text:p>
          </table:table-cell>
        </table:table-row>
        <table:table-row table:style-name="RowComfort">
          <table:table-cell table:style-name="CellZebra">
            <text:p text:style-name="PCell">40.4</text:p>
          </table:table-cell>
          <table:table-cell table:style-name="CellZebra">
            <text:p text:style-name="PCell">Agriculteur</text:p>
          </table:table-cell>
          <table:table-cell table:style-name="CellZebra">
            <text:p text:style-name="PCell">0.8</text:p>
          </table:table-cell>
        </table:table-row>
        <table:table-row table:style-name="RowComfort">
          <table:table-cell table:style-name="CellBase">
            <text:p text:style-name="PCell">30.4</text:p>
          </table:table-cell>
          <table:table-cell table:style-name="CellBase">
            <text:p text:style-name="PCell">Employé</text:p>
          </table:table-cell>
          <table:table-cell table:style-name="CellBase">
            <text:p text:style-name="PCell">1.5</text:p>
          </table:table-cell>
        </table:table-row>
        <table:table-row table:style-name="RowComfort">
          <table:table-cell table:style-name="CellZebra">
            <text:p text:style-name="PCell">30.3</text:p>
          </table:table-cell>
          <table:table-cell table:style-name="CellZebra">
            <text:p text:style-name="PCell">Agriculteur</text:p>
          </table:table-cell>
          <table:table-cell table:style-name="CellZebra">
            <text:p text:style-name="PCell">0.3</text:p>
          </table:table-cell>
        </table:table-row>
        <table:table-row table:style-name="RowComfort">
          <table:table-cell table:style-name="CellBase">
            <text:p text:style-name="PCell">37.4</text:p>
          </table:table-cell>
          <table:table-cell table:style-name="CellBase">
            <text:p text:style-name="PCell">Agriculteur</text:p>
          </table:table-cell>
          <table:table-cell table:style-name="CellBase">
            <text:p text:style-name="PCell">3.0</text:p>
          </table:table-cell>
        </table:table-row>
        <table:table-row table:style-name="RowComfort">
          <table:table-cell table:style-name="CellZebra">
            <text:p text:style-name="PCell">15.9</text:p>
          </table:table-cell>
          <table:table-cell table:style-name="CellZebra">
            <text:p text:style-name="PCell">Cadre</text:p>
          </table:table-cell>
          <table:table-cell table:style-name="CellZebra">
            <text:p text:style-name="PCell">16.1</text:p>
          </table:table-cell>
        </table:table-row>
        <table:table-row table:style-name="RowComfort">
          <table:table-cell table:style-name="CellBase">
            <text:p text:style-name="PCell">17.8</text:p>
          </table:table-cell>
          <table:table-cell table:style-name="CellBase">
            <text:p text:style-name="PCell">Cadre</text:p>
          </table:table-cell>
          <table:table-cell table:style-name="CellBase">
            <text:p text:style-name="PCell">3.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re1" style:family="paragraph" style:display-name="Titre1">
      <style:text-properties fo:font-size="18pt" fo:font-weight="bold"/>
      <style:paragraph-properties fo:margin-bottom="0.3cm"/>
    </style:style>
    <style:style style:name="Meta" style:family="paragraph" style:display-name="Meta">
      <style:text-properties fo:font-size="11pt" fo:color="#444444"/>
      <style:paragraph-properties fo:margin-bottom="0.4cm"/>
    </style:style>
    <style:style style:name="CellBase" style:family="table-cell" style:display-name="CellBase">
      <style:table-cell-properties fo:border="0.03cm solid #999999" fo:padding="0.12cm"/>
    </style:style>
    <style:style style:name="CellHeader" style:family="table-cell" style:parent-style-name="CellBase" style:display-name="CellHeader">
      <style:table-cell-properties fo:background-color="#E6E6E6" fo:border="0.03cm solid #666666" fo:padding="0.14cm"/>
    </style:style>
    <style:style style:name="CellZebra" style:family="table-cell" style:parent-style-name="CellBase" style:display-name="CellZebra">
      <style:table-cell-properties fo:background-color="#F5F5F5" fo:border="0.03cm solid #999999" fo:padding="0.12cm"/>
    </style:style>
    <style:style style:name="PCell" style:family="paragraph" style:display-name="PCell">
      <style:text-properties fo:font-size="10.5pt"/>
    </style:style>
    <style:style style:name="PHeader" style:family="paragraph" style:display-name="PHeader">
      <style:text-properties fo:font-size="10.5pt" fo:font-weight="bold"/>
    </style:style>
    <style:style style:name="RowComfort" style:family="table-row" style:display-name="RowComfort">
      <style:table-row-properties style:min-row-height="0.5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